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terruttori <text:span text:style-name="T1">Z</text:span>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Interruttori <text:span text:style-name="T1">U</text:span>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Funzion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A)</text:p>
          </table:table-cell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3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4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5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NOT(B)</text:p>
          </table:table-cell>
        </table:table-row>
        <table:table-row table:style-name="ro1">
          <table:table-cell office:value-type="string" calcext:value-type="string">
            <text:p>Z6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7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8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00:46:08.24931338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0:23:32.538802380</meta:creation-date>
    <dc:date>2015-12-06T00:48:15.414146830</dc:date>
    <meta:editing-duration>PT18M14S</meta:editing-duration>
    <meta:editing-cycles>3</meta:editing-cycles>
    <meta:generator>LibreOffice/5.0.3.2$Linux_X86_64 LibreOffice_project/00m0$Build-2</meta:generator>
    <meta:document-statistic meta:table-count="1" meta:cell-count="45" meta:object-count="0"/>
  </office:meta>
</office:document-meta>
</file>